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9620" officeooo:paragraph-rsid="00179620"/>
    </style:style>
    <style:style style:name="P2" style:family="paragraph" style:parent-style-name="Standard" style:list-style-name="L1">
      <style:text-properties officeooo:rsid="0018adf5" officeooo:paragraph-rsid="0018adf5"/>
    </style:style>
    <style:style style:name="T1" style:family="text">
      <style:text-properties officeooo:rsid="0018adf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94133680543180067" text:style-name="L1">
        <text:list-item>
          <text:p text:style-name="P1">What variable type should you use if you want to store a number like 3.1415?</text:p>
          <text:p text:style-name="P1">A: Double</text:p>
        </text:list-item>
        <text:list-item>
          <text:p text:style-name="P1">Which of the following is a correct operator to compare two variable?</text:p>
          <text:p text:style-name="P1">A: ==</text:p>
        </text:list-item>
        <text:list-item>
          <text:p text:style-name="P1">How do you get access to the string data type?</text:p>
          <text:p text:style-name="P1">A: You include the string header file.</text:p>
        </text:list-item>
        <text:list-item>
          <text:p text:style-name="P1">Which of the following is not a correct variable type?</text:p>
          <text:p text:style-name="P1">A: Real</text:p>
        </text:list-item>
        <text:list-item>
          <text:p text:style-name="P1">How can you read an entire line from a user?</text:p>
          <text:p text:style-name="P1">A: <text:span text:style-name="T1">U</text:span>se getline</text:p>
        </text:list-item>
        <text:list-item>
          <text:p text:style-name="P1">What would be displayed on the screen for this expression in C++: cout &lt;&lt; 1234/2000?</text:p>
          <text:p text:style-name="P2">A: 0</text:p>
        </text:list-item>
        <text:list-item>
          <text:p text:style-name="P2">Why does C++ need a char type when there are already integers?</text:p>
          <text:p text:style-name="P2">A: To make it easier to read in and print out, actual characters rather than actual numbers, even though chars are stored as numbe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20:52:54.749012142</meta:creation-date>
    <meta:generator>LibreOffice/4.2.3.3$Linux_X86_64 LibreOffice_project/420m0$Build-3</meta:generator>
    <dc:date>2014-06-18T00:34:05.467696702</dc:date>
    <meta:editing-duration>P0D</meta:editing-duration>
    <meta:editing-cycles>1</meta:editing-cycles>
    <meta:document-statistic meta:table-count="0" meta:image-count="0" meta:object-count="0" meta:page-count="1" meta:paragraph-count="14" meta:word-count="133" meta:character-count="659" meta:non-whitespace-character-count="547"/>
  </office:meta>
</office:document-meta>
</file>